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1D000000DF7F55127592762CBA.png" manifest:media-type="image/png"/>
  <manifest:file-entry manifest:full-path="Pictures/2000000200000196000000A73703F4A86390FA10.eps" manifest:media-type="image/x-eps"/>
  <manifest:file-entry manifest:full-path="Pictures/10000201000003B1000002ADF51C0B8DE7AA9EA7.png" manifest:media-type="image/png"/>
  <manifest:file-entry manifest:full-path="Pictures/1000020100000401000001B0D876169B292FC8FF.png" manifest:media-type="image/png"/>
  <manifest:file-entry manifest:full-path="Pictures/1000020100000438000002FD57FA5BFA808ADF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589cm" svg:height="14.201cm" svg:x="3.814cm" svg:y="3.472cm">
          <draw:image xlink:href="Pictures/10000201000003B1000002ADF51C0B8DE7AA9EA7.png" xlink:type="simple" xlink:show="embed" xlink:actuate="onLoad">
            <text:p/>
          </draw:image>
        </draw:frame>
        <draw:frame draw:style-name="gr1" draw:text-style-name="P1" draw:layer="layout" svg:width="20.316cm" svg:height="14.728cm" svg:x="3.814cm" svg:y="2.945cm">
          <draw:image xlink:href="Pictures/10000201000003B1000002ADF51C0B8DE7AA9E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589cm" svg:height="13.88cm" svg:x="4.795cm" svg:y="3.302cm">
          <draw:image xlink:href="Pictures/1000020100000438000002FD57FA5BFA808ADF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21.616cm" svg:height="8.89cm" svg:x="2.768cm" svg:y="4.826cm">
          <draw:image xlink:href="Pictures/2000000200000196000000A73703F4A86390FA10.eps" xlink:type="simple" xlink:show="embed" xlink:actuate="onLoad">
            <text:p/>
          </draw:image>
          <draw:image xlink:href="Pictures/100002000000021D000000DF7F55127592762CB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6.53cm" svg:height="11.176cm" svg:x="0.508cm" svg:y="2.54cm">
          <draw:image xlink:href="Pictures/1000020100000401000001B0D876169B292FC8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1-29T10:30:34.864960109</dc:date>
    <meta:editing-duration>P1DT18H35M27S</meta:editing-duration>
    <meta:editing-cycles>36</meta:editing-cycles>
    <meta:generator>LibreOffice/6.0.6.2$Linux_X86_64 LibreOffice_project/00m0$Build-2</meta:generator>
    <meta:document-statistic meta:object-count="34"/>
  </office:meta>
</office:document-meta>
</file>